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0.48" calcext:value-type="float">
            <text:p>90.48</text:p>
          </table:table-cell>
          <table:table-cell office:value-type="float" office:value="91.146" calcext:value-type="float">
            <text:p>91.146</text:p>
          </table:table-cell>
          <table:table-cell office:value-type="float" office:value="91.51" calcext:value-type="float">
            <text:p>91.5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59.534" calcext:value-type="float">
            <text:p>359.534</text:p>
          </table:table-cell>
          <table:table-cell office:value-type="float" office:value="361.138" calcext:value-type="float">
            <text:p>361.138</text:p>
          </table:table-cell>
          <table:table-cell office:value-type="float" office:value="361.271" calcext:value-type="float">
            <text:p>361.27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11.862" calcext:value-type="float">
            <text:p>811.862</text:p>
          </table:table-cell>
          <table:table-cell office:value-type="float" office:value="810.989" calcext:value-type="float">
            <text:p>810.989</text:p>
          </table:table-cell>
          <table:table-cell office:value-type="float" office:value="816.251" calcext:value-type="float">
            <text:p>816.25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444.863" calcext:value-type="float">
            <text:p>1444.863</text:p>
          </table:table-cell>
          <table:table-cell office:value-type="float" office:value="1445.901" calcext:value-type="float">
            <text:p>1445.901</text:p>
          </table:table-cell>
          <table:table-cell office:value-type="float" office:value="1440.786" calcext:value-type="float">
            <text:p>1440.78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252.482" calcext:value-type="float">
            <text:p>2252.482</text:p>
          </table:table-cell>
          <table:table-cell office:value-type="float" office:value="2262.168" calcext:value-type="float">
            <text:p>2262.168</text:p>
          </table:table-cell>
          <table:table-cell office:value-type="float" office:value="2268.265" calcext:value-type="float">
            <text:p>2268.26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249.045" calcext:value-type="float">
            <text:p>3249.045</text:p>
          </table:table-cell>
          <table:table-cell office:value-type="float" office:value="3258.62" calcext:value-type="float">
            <text:p>3258.62</text:p>
          </table:table-cell>
          <table:table-cell office:value-type="float" office:value="3246.052" calcext:value-type="float">
            <text:p>3246.05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418.46" calcext:value-type="float">
            <text:p>4418.46</text:p>
          </table:table-cell>
          <table:table-cell office:value-type="float" office:value="4420.539" calcext:value-type="float">
            <text:p>4420.539</text:p>
          </table:table-cell>
          <table:table-cell office:value-type="float" office:value="4426.35" calcext:value-type="float">
            <text:p>4426.3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797.502" calcext:value-type="float">
            <text:p>5797.502</text:p>
          </table:table-cell>
          <table:table-cell office:value-type="float" office:value="5771.489" calcext:value-type="float">
            <text:p>5771.489</text:p>
          </table:table-cell>
          <table:table-cell office:value-type="float" office:value="5770.201" calcext:value-type="float">
            <text:p>5770.20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7336.811" calcext:value-type="float">
            <text:p>7336.811</text:p>
          </table:table-cell>
          <table:table-cell office:value-type="float" office:value="7337.618" calcext:value-type="float">
            <text:p>7337.618</text:p>
          </table:table-cell>
          <table:table-cell office:value-type="float" office:value="7324.362" calcext:value-type="float">
            <text:p>7324.36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9077.138" calcext:value-type="float">
            <text:p>9077.138</text:p>
          </table:table-cell>
          <table:table-cell office:value-type="float" office:value="9052.716" calcext:value-type="float">
            <text:p>9052.716</text:p>
          </table:table-cell>
          <table:table-cell office:value-type="float" office:value="9045.762" calcext:value-type="float">
            <text:p>9045.7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6:19:03.581416392</meta:creation-date>
    <dc:date>2024-09-02T16:20:11.787094299</dc:date>
    <meta:editing-duration>PT1M8S</meta:editing-duration>
    <meta:editing-cycles>1</meta:editing-cycles>
    <meta:document-statistic meta:table-count="1" meta:cell-count="44" meta:object-count="0"/>
    <meta:generator>LibreOffice/7.3.7.2$Linux_X86_64 LibreOffice_project/30$Build-2</meta:generator>
  </office:meta>
</office:document-meta>
</file>